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B00003BC9000009F7B13A1A3F.svm"/>
  <manifest:file-entry manifest:media-type="" manifest:full-path="Pictures/2000000B00002F11000003D20030DAEA.svm"/>
  <manifest:file-entry manifest:media-type="" manifest:full-path="Pictures/2000000B00001A2F000003D278C2FF03.svm"/>
  <manifest:file-entry manifest:media-type="" manifest:full-path="Pictures/2000000B00002EA5000003B7473A373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482cm" style:auto-text-indent="false"/>
    </style:style>
    <style:style style:name="P2" style:family="paragraph" style:parent-style-name="Text_20_body" style:master-page-name="">
      <style:paragraph-properties fo:margin-left="0cm" fo:margin-right="0cm" fo:margin-top="0cm" fo:margin-bottom="0cm" fo:text-align="center" style:justify-single-word="false" fo:text-indent="1.482cm" style:auto-text-indent="false" style:page-number="auto"/>
      <style:text-properties style:font-name="Times New Roman1" fo:font-size="14pt"/>
    </style:style>
    <style:style style:name="P3" style:family="paragraph" style:parent-style-name="Text_20_body">
      <style:paragraph-properties fo:margin-left="0cm" fo:margin-right="0cm" fo:margin-top="0cm" fo:margin-bottom="0cm" fo:text-align="center" style:justify-single-word="false" fo:text-indent="1.482cm" style:auto-text-indent="false"/>
      <style:text-properties style:font-name="Times New Roman1" fo:font-size="14pt"/>
    </style:style>
    <style:style style:name="P4" style:family="paragraph" style:parent-style-name="Text_20_body">
      <style:paragraph-properties fo:margin-left="0cm" fo:margin-right="0cm" fo:margin-top="0cm" fo:margin-bottom="0cm" fo:text-align="end" style:justify-single-word="false" fo:text-indent="1.482cm" style:auto-text-indent="false"/>
      <style:text-properties style:font-name="Times New Roman1" fo:font-size="14pt"/>
    </style:style>
    <style:style style:name="P5" style:family="paragraph" style:parent-style-name="Text_20_body">
      <style:paragraph-properties fo:margin-left="0cm" fo:margin-right="0cm" fo:margin-top="0cm" fo:margin-bottom="0cm" fo:line-height="150%" fo:text-indent="1.482cm" style:auto-text-indent="false"/>
      <style:text-properties style:font-name="Times New Roman1" fo:font-size="14pt" fo:font-weight="bold"/>
    </style:style>
    <style:style style:name="P6" style:family="paragraph" style:parent-style-name="Text_20_body">
      <style:paragraph-properties fo:margin-left="0cm" fo:margin-right="0cm" fo:margin-top="0cm" fo:margin-bottom="0cm" fo:line-height="150%" fo:text-indent="1.482cm" style:auto-text-indent="false"/>
      <style:text-properties style:font-name="Times New Roman1" fo:font-size="14pt"/>
    </style:style>
    <style:style style:name="P7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1.482cm" style:auto-text-indent="false"/>
      <style:text-properties style:font-name="Times New Roman1" fo:font-size="14pt"/>
    </style:style>
    <style:style style:name="P8" style:family="paragraph" style:parent-style-name="Text_20_body">
      <style:paragraph-properties fo:margin-left="0cm" fo:margin-right="0cm" fo:margin-top="0cm" fo:margin-bottom="0cm" fo:text-align="center" style:justify-single-word="false" fo:text-indent="1.482cm" style:auto-text-indent="false"/>
    </style:style>
    <style:style style:name="P9" style:family="paragraph" style:parent-style-name="Text_20_body">
      <style:paragraph-properties fo:margin-left="0cm" fo:margin-right="0cm" fo:margin-top="0cm" fo:margin-bottom="0cm" fo:text-align="end" style:justify-single-word="false" fo:text-indent="1.482cm" style:auto-text-indent="false"/>
    </style:style>
    <style:style style:name="P10" style:family="paragraph" style:parent-style-name="Text_20_body">
      <style:paragraph-properties fo:margin-left="0cm" fo:margin-right="0cm" fo:margin-top="0cm" fo:margin-bottom="0cm" fo:line-height="150%" fo:text-indent="1.482cm" style:auto-text-indent="false"/>
    </style:style>
    <style:style style:name="P11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1.482cm" style:auto-text-indent="false"/>
    </style:style>
    <style:style style:name="P12" style:family="paragraph" style:parent-style-name="Text_20_body">
      <style:paragraph-properties fo:margin-left="0cm" fo:margin-right="0cm" fo:line-height="115%" fo:text-indent="1.482cm" style:auto-text-indent="false" fo:break-before="page"/>
    </style:style>
    <style:style style:name="P13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1.482cm" style:auto-text-indent="false"/>
      <style:text-properties style:font-name="Times New Roman1" fo:font-size="14pt"/>
    </style:style>
    <style:style style:name="P14" style:family="paragraph" style:parent-style-name="Text_20_body" style:list-style-name="L1">
      <style:paragraph-properties fo:margin-left="0cm" fo:margin-right="0cm" fo:margin-top="0cm" fo:margin-bottom="0cm" fo:line-height="150%" fo:text-indent="1.482cm" style:auto-text-indent="false"/>
      <style:text-properties style:font-name="Times New Roman1" fo:font-size="14pt"/>
    </style:style>
    <style:style style:name="P15" style:family="paragraph" style:parent-style-name="Text_20_body">
      <style:paragraph-properties fo:margin-left="0cm" fo:margin-right="0cm" fo:margin-top="0cm" fo:margin-bottom="0cm" fo:line-height="150%" fo:text-indent="1.482cm" style:auto-text-indent="false"/>
    </style:style>
    <style:style style:name="P16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1.482cm" style:auto-text-indent="false"/>
    </style:style>
    <style:style style:name="T1" style:family="text">
      <style:text-properties style:font-name="Times New Roman1" fo:font-size="14pt"/>
    </style:style>
    <style:style style:name="T2" style:family="text">
      <style:text-properties style:font-name="Times New Roman1" fo:font-size="14pt"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науки и высшего образования Российской Федерации</text:p>
      <text:p text:style-name="P3">Федеральное государственное бюджетное образовательное</text:p>
      <text:p text:style-name="P3">учреждение высшего образования</text:p>
      <text:p text:style-name="P3">Кубанский государственный технологический университет</text:p>
      <text:p text:style-name="P3">(ФБГОУ ВО КубГТУ)</text:p>
      <text:p text:style-name="P8"/>
      <text:p text:style-name="P3">Институт компьютерных систем и информационной безопасности</text:p>
      <text:p text:style-name="P3">Кафедра информационных систем и программирования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Отчет к</text:p>
      <text:p text:style-name="P3">лабораторной работе №3:</text:p>
      <text:p text:style-name="P3">«Разработка структуры базы данных в MongoDB»</text:p>
      <text:p text:style-name="P3">по дисциплине «Нереляционные базы данных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Выполнил студент</text:p>
      <text:p text:style-name="P4">группы 19-КМ-ПИ1</text:p>
      <text:p text:style-name="P4">Ручка Артем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3">Краснодар </text:p>
      <text:p text:style-name="P3">2020</text:p>
      <text:p text:style-name="P12"/>
      <text:p text:style-name="P5">Цель работы</text:p>
      <text:p text:style-name="P6">Освоить язык MongoDB и научиться осуществлять с его помощью операции по созданию баз данных MongoDB и наполнения их данными.</text:p>
      <text:p text:style-name="P10"/>
      <text:p text:style-name="P5">Задания</text:p>
      <text:p text:style-name="P6">1) Сформируйте базу данных MongoDB для своей предметной области.</text:p>
      <text:p text:style-name="P6">2) Выполните с этой базой данных операции по добавлению данных.</text:p>
      <text:p text:style-name="P10"/>
      <text:p text:style-name="P5">Ход работы:</text:p>
      <text:p text:style-name="P6">1. Создаем базу данных:</text:p>
      <text:p text:style-name="P7"><draw:frame draw:style-name="fr1" draw:name="Графический объект1" text:anchor-type="paragraph" svg:width="6.703cm" svg:height="0.977cm" draw:z-index="0"><draw:image xlink:href="Pictures/2000000B00001A2F000003D278C2FF03.svm" xlink:type="simple" xlink:show="embed" xlink:actuate="onLoad"/></draw:frame>Рисунок 1 – Создаем базу данных</text:p>
      <text:p text:style-name="P11"/>
      <text:list xml:id="list6549336293379372405" text:style-name="L1">
        <text:list-item>
          <text:p text:style-name="P14">Добавляем документы в коллекции.</text:p>
          <text:p text:style-name="P14"/>
        </text:list-item>
      </text:list>
      <text:p text:style-name="P7"><draw:frame draw:style-name="fr1" draw:name="Графический объект2" text:anchor-type="paragraph" svg:width="11.942cm" svg:height="0.951cm" draw:z-index="1"><draw:image xlink:href="Pictures/2000000B00002EA5000003B7473A3736.svm" xlink:type="simple" xlink:show="embed" xlink:actuate="onLoad"/></draw:frame>Рисунок 2 – Добавляем документ</text:p>
      <text:p text:style-name="P10"/>
      <text:p text:style-name="P7"><draw:frame draw:style-name="fr1" draw:name="Графический объект3" text:anchor-type="paragraph" svg:width="12.049cm" svg:height="0.977cm" draw:z-index="2"><draw:image xlink:href="Pictures/2000000B00002F11000003D20030DAEA.svm" xlink:type="simple" xlink:show="embed" xlink:actuate="onLoad"/></draw:frame>Рисунок 3 – Добавляем другой документ</text:p>
      <text:p text:style-name="P10"/>
      <text:p text:style-name="P10"><text:span text:style-name="T1">3. Просмотрим полученные результаты. В результате выполненных действий была создана коллекция </text:span><text:span text:style-name="T2">posts</text:span><text:span text:style-name="T1">, в которой будут храниться записи автора блога и коллекция </text:span><text:span text:style-name="T2">comments</text:span><text:span text:style-name="T1">, в которой будут храниться комментарии к записям.</text:span></text:p>
      <text:p text:style-name="P10"/>
      <text:p text:style-name="P11"><draw:frame draw:style-name="fr1" draw:name="Графический объект4" text:anchor-type="paragraph" svg:width="15.305cm" svg:height="2.551cm" draw:z-index="3"><draw:image xlink:href="Pictures/2000000B00003BC9000009F7B13A1A3F.svm" xlink:type="simple" xlink:show="embed" xlink:actuate="onLoad"/></draw:frame><text:soft-page-break/></text:p>
      <text:p text:style-name="P7">Рисунок 4 – Просмотр результатов</text:p>
      <text:p text:style-name="P11"/>
      <text:p text:style-name="P5">Вывод</text:p>
      <text:p text:style-name="P6">В результате выполнения лабораторной работы была создана база данных и спроектирована ее структура для выбранной предметной области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6S</meta:editing-duration>
    <meta:editing-cycles>4</meta:editing-cycles>
    <meta:generator>OpenOffice/4.1.7$Win32 OpenOffice.org_project/417m1$Build-9800</meta:generator>
    <dc:date>2020-03-25T13:21:23.12</dc:date>
    <meta:document-statistic meta:table-count="0" meta:image-count="4" meta:object-count="0" meta:page-count="3" meta:paragraph-count="31" meta:word-count="177" meta:character-count="1313"/>
    <meta:user-defined meta:name="Info 1"/>
    <meta:user-defined meta:name="Info 2"/>
    <meta:user-defined meta:name="Info 3"/>
    <meta:user-defined meta:name="Info 4"/>
  </office:meta>
</office:document-meta>
</file>